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9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9661168" text:id="ct2896611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9661376" text:id="ct2896613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9661480" text:id="ct2896614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9660960" text:id="ct2896609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27000912761188451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28966116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28966137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89661480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ext:soft-page-break/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</text:p>
            <text:p text:style-name="P26">לַיהוָה וַיִּדְּרוּ </text:p>
            <text:p text:style-name="P26">נְדָרִים</text:p>
          </table:table-cell>
          <table:table-cell table:style-name="表26.B1" office:value-type="string">
            <text:p text:style-name="P27"/>
            <text:p text:style-name="P27"/>
            <text:p text:style-name="P27">and to fear / the men / fearing</text:p>
            <text:p text:style-name="P27"/>
            <text:p text:style-name="P27">great / entity – jehovah</text:p>
            <text:p text:style-name="P27"/>
            <text:p text:style-name="P27">and to slaughter – a slaughter</text:p>
            <text:p text:style-name="P27"/>
            <text:p text:style-name="P27">to jehovah / and to promise</text:p>
            <text:p text:style-name="P27"/>
            <text:p text:style-name="P27">promises</text:p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</text:p>
            <text:p text:style-name="P26"><text:soft-page-break/><text:s/>דָּג גָּדוֹל לִבְלֹעַ </text:p>
            <text:p text:style-name="P26"/>
            <text:p text:style-name="P26">אֶת־יוֹנָה וַיְהִי </text:p>
            <text:p text:style-name="P26">יוֹנָה בִּמְעֵי הַדָּג </text:p>
            <text:p text:style-name="P26">שְׁלֹשָׁה יָמִים וּשְׁלֹשָׁה לֵילוֹת</text:p>
          </table:table-cell>
          <table:table-cell table:style-name="表26.B2" office:value-type="string">
            <text:p text:style-name="P27"/>
            <text:p text:style-name="P27"/>
            <text:p text:style-name="P27">and to weigh out / jehovah</text:p>
            <text:p text:style-name="P27"/>
            <text:p text:style-name="P27"><text:soft-page-break/></text:p>
            <text:p text:style-name="P27">a fish / great / towards to make away</text:p>
            <text:p text:style-name="P27"/>
            <text:p text:style-name="P27">entity – jonah / and to exist</text:p>
            <text:p text:style-name="P27"/>
            <text:p text:style-name="P27">jonah / in intestines / the fish</text:p>
            <text:p text:style-name="P27"/>
            <text:p text:style-name="P27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6">2:1</text:p>
            <text:p text:style-name="P26">וַיִּתְפַּלֵּל יוֹנָה אֶל־יְהוָה אֱלֹהָיו מִמְּעֵי הַדָּגָה</text:p>
          </table:table-cell>
          <table:table-cell table:style-name="表27.B1" office:value-type="string">
            <text:p text:style-name="P27"/>
            <text:p text:style-name="P27"/>
            <text:p text:style-name="P27">and to pray / jonah / to – jehovah</text:p>
            <text:p text:style-name="P27"/>
            <text:p text:style-name="P27">gods + his / from intestines / fish</text:p>
          </table:table-cell>
        </table:table-row>
        <table:table-row>
          <table:table-cell table:style-name="表27.A2" office:value-type="string">
            <text:p text:style-name="P26">2:2</text:p>
            <text:p text:style-name="P26">וַיֹּאמֶר קָרָאתִי מִצָּרָה לִי אֶל־יְהוָה</text:p>
            <text:p text:style-name="P26"><text:s/>וַיַּעֲנֵנִי מִבֶּטֶן </text:p>
            <text:p text:style-name="P26"><text:soft-page-break/></text:p>
            <text:p text:style-name="P26">שְׁאוֹל שִׁוַּעְתִּי שָׁמַעְתָּ קוֹלִי</text:p>
          </table:table-cell>
          <table:table-cell table:style-name="表27.B2" office:value-type="string">
            <text:p text:style-name="P27"/>
            <text:p text:style-name="P27"/>
            <text:p text:style-name="P27">and to say / to call out / from tightness</text:p>
            <text:p text:style-name="P27">towads + his / to – jehovah</text:p>
            <text:p text:style-name="P27"/>
            <text:p text:style-name="P27">and to respond + me / from <text:soft-page-break/>hollow</text:p>
            <text:p text:style-name="P27"/>
            <text:p text:style-name="P27">hades / to be free / to hear</text:p>
            <text:p text:style-name="P27"/>
            <text:p text:style-name="P27">voice + my</text:p>
          </table:table-cell>
        </table:table-row>
        <table:table-row>
          <table:table-cell table:style-name="表27.A2" office:value-type="string">
            <text:p text:style-name="P26">2:3</text:p>
            <text:p text:style-name="P26">וַתַּשְׁלִיכֵנִי מְצוּלָה</text:p>
            <text:p text:style-name="P26"/>
            <text:p text:style-name="P26"><text:s/>בִּלְבַב יַמִּים וְנָהָר יְסֹבְבֵנִי כָּל־מִשְׁבָּרֶי</text:p>
            <text:p text:style-name="P26">*</text:p>
            <text:p text:style-name="P26">וְגַלֶּי</text:p>
            <text:p text:style-name="P26">*</text:p>
            <text:p text:style-name="P26">עָלַי עָבָרוּ</text:p>
          </table:table-cell>
          <table:table-cell table:style-name="表27.B2" office:value-type="string">
            <text:p text:style-name="P27"/>
            <text:p text:style-name="P27"/>
            <text:p text:style-name="P27">and to throw out + me / a deep place</text:p>
            <text:p text:style-name="P27"/>
            <text:p text:style-name="P27"/>
            <text:p text:style-name="P27">to the heart / seas / and a steam</text:p>
            <text:p text:style-name="P27"/>
            <text:p text:style-name="P27">to surround + me / all – breaker + thy</text:p>
            <text:p text:style-name="P27"/>
            <text:p text:style-name="P27">and a heap + thy</text:p>
            <text:p text:style-name="P27"/>
            <text:p text:style-name="P27"/>
            <text:p text:style-name="P27"/>
            <text:p text:style-name="P27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6"/>
          </table:table-cell>
          <table:table-cell table:style-name="表28.B1" office:value-type="string">
            <text:p text:style-name="P27"/>
          </table:table-cell>
        </table:table-row>
      </table:table>
      <text:p text:style-name="P8"><text:soft-page-break/></text:p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28966096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8272701288401417778" text:style-name="L2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<text:soft-page-break/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20T10:02:20.80</dc:date>
    <dc:creator>iwabuchi ken</dc:creator>
    <meta:editing-duration>P4DT11H15M45S</meta:editing-duration>
    <meta:editing-cycles>243</meta:editing-cycles>
    <meta:generator>OpenOffice/4.1.3$Win32 OpenOffice.org_project/413m1$Build-9783</meta:generator>
    <meta:document-statistic meta:table-count="33" meta:image-count="0" meta:object-count="0" meta:page-count="34" meta:paragraph-count="831" meta:word-count="3736" meta:character-count="19726"/>
  </office:meta>
</office:document-meta>
</file>